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6B996C1D5450A6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8.122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2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4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P8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.15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Standard">
      <style:paragraph-properties fo:margin-left="0cm" fo:margin-right="0.076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241534" officeooo:paragraph-rsid="00241534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rsid="00241534" officeooo:paragraph-rsid="00241534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weight="bold" officeooo:rsid="00241534" officeooo:paragraph-rsid="00241534" style:font-weight-asian="bold" style:font-weight-complex="bold"/>
    </style:style>
    <style:style style:name="P16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241534" officeooo:paragraph-rsid="00241534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master-page-name="Standard">
      <style:paragraph-properties fo:margin-left="0cm" fo:margin-right="0.25cm" fo:margin-top="0cm" fo:margin-bottom="0cm" style:contextual-spacing="false" fo:line-height="100%" fo:text-align="justify" style:justify-single-word="false" fo:orphans="2" fo:widows="2" fo:text-indent="0cm" style:auto-text-indent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18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weight="normal" officeooo:rsid="00241534" officeooo:paragraph-rsid="00241534" style:font-weight-asian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weight="normal" officeooo:rsid="00241534" officeooo:paragraph-rsid="00241534" style:font-weight-asian="normal" style:font-weight-complex="normal"/>
    </style:style>
    <style:style style:name="P20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weight="normal" officeooo:rsid="00255ad1" officeooo:paragraph-rsid="00255ad1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weight="normal" officeooo:rsid="00255ad1" officeooo:paragraph-rsid="00255ad1" style:font-weight-asian="normal" style:font-weight-complex="normal"/>
    </style:style>
    <style:style style:name="P22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weight="normal" officeooo:rsid="00259d1d" officeooo:paragraph-rsid="00259d1d" style:font-weight-asian="normal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weight="normal" officeooo:rsid="00259d1d" officeooo:paragraph-rsid="00259d1d" style:font-weight-asian="normal" style:font-weight-complex="normal"/>
    </style:style>
    <style:style style:name="P24" style:family="paragraph" style:parent-style-name="Standard" style:list-style-name="L3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fo:font-weight="normal" officeooo:rsid="00259d1d" officeooo:paragraph-rsid="00259d1d" style:font-weight-asian="normal" style:font-weight-complex="normal"/>
    </style:style>
    <style:style style:name="P25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241534"/>
    </style:style>
    <style:style style:name="P26" style:family="paragraph" style:parent-style-name="Standard" style:list-style-name="L1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259d1d"/>
    </style:style>
    <style:style style:name="P27" style:family="paragraph" style:parent-style-name="Standard" style:list-style-name="L2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259d1d"/>
    </style:style>
    <style:style style:name="P2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padding="0cm" fo:border="none"/>
      <style:text-properties officeooo:paragraph-rsid="00259d1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1" style:font-size-asian="15pt" style:font-style-asian="normal" style:font-weight-asian="normal" style:font-name-complex="Calibri1" style:font-size-complex="1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210f86"/>
    </style:style>
    <style:style style:name="T5" style:family="text">
      <style:text-properties officeooo:rsid="001f8446"/>
    </style:style>
    <style:style style:name="T6" style:family="text">
      <style:text-properties officeooo:rsid="001f669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1534" style:font-weight-asian="normal" style:font-weight-complex="normal"/>
    </style:style>
    <style:style style:name="T9" style:family="text">
      <style:text-properties fo:font-weight="normal" officeooo:rsid="00255ad1" style:font-weight-asian="normal" style:font-weight-complex="normal"/>
    </style:style>
    <style:style style:name="T10" style:family="text">
      <style:text-properties officeooo:rsid="0025504c"/>
    </style:style>
    <style:style style:name="T11" style:family="text">
      <style:text-properties officeooo:rsid="00255ad1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 i cognoms: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1">Da<text:span text:style-name="T6">ta</text:span>: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2">Nom de l’activitat/pràctica:</text:p>
          </table:table-cell>
          <table:table-cell table:style-name="Table1.B3" office:value-type="string">
            <text:p text:style-name="P16">ACTIVITAT 1. Treball de recerca del servei de corre electrònic.</text:p>
          </table:table-cell>
        </table:table-row>
      </table:table>
      <text:p text:style-name="P8"/>
      <text:p text:style-name="P8"/>
      <text:p text:style-name="P13">ACTIVITAT 1. Contesta a les següents preguntes:</text:p>
      <text:p text:style-name="P15"/>
      <text:list xml:id="list2771971567" text:style-name="L1">
        <text:list-item>
          <text:p text:style-name="P25"><text:span text:style-name="T8">Quins protocols s’utilitzen per el funcionament del correu electrònic?</text:span></text:p>
        </text:list-item>
      </text:list>
      <text:p text:style-name="P19"/>
      <text:list xml:id="list194924115988541" text:continue-numbering="true" text:style-name="L1">
        <text:list-header>
          <text:p text:style-name="P18"/>
          <text:p text:style-name="P18"/>
        </text:list-header>
        <text:list-item>
          <text:p text:style-name="P18">Què signifiquen les sigles d’aquests protocols de la pregunta anterior?</text:p>
        </text:list-item>
      </text:list>
      <text:p text:style-name="P19"/>
      <text:list xml:id="list194924197902966" text:continue-numbering="true" text:style-name="L1">
        <text:list-header>
          <text:p text:style-name="P18"/>
        </text:list-header>
        <text:list-item>
          <text:p text:style-name="P18">Explica la funció de cadascun d’aquests protocols</text:p>
          <text:p text:style-name="P18"/>
          <text:p text:style-name="P18"/>
          <text:p text:style-name="P18"/>
        </text:list-item>
        <text:list-item>
          <text:p text:style-name="P18">Quin és el format de l’adreça de correu electrònic?</text:p>
        </text:list-item>
      </text:list>
      <text:p text:style-name="P19"/>
      <text:p text:style-name="P19"/>
      <text:list xml:id="list194923365392507" text:continue-numbering="true" text:style-name="L1">
        <text:list-item>
          <text:p text:style-name="P18">Quins agents <text:span text:style-name="T10">intervenen en el procès d’enviament i recepció d’un correu electrònic entre dos usuaris. Detalla </text:span><text:span text:style-name="T11">la funció de </text:span><text:span text:style-name="T10">cadascun d'aquests agents.</text:span></text:p>
        </text:list-item>
      </text:list>
      <text:p text:style-name="P19"/>
      <text:p text:style-name="P19"/>
      <text:list xml:id="list194922249938367" text:continue-numbering="true" text:style-name="L1">
        <text:list-item>
          <text:p text:style-name="P20">Mostra un esquema d’enviament i recepció d’un correu electrònic on apareguin representats els diferents agents i protocols implicats. No fer <text:span text:style-name="T12">copy/paste</text:span> d’una imatge. Dibuixeu vosaltres l’esquema amb l’aplicació de dibuix que vulgueu.</text:p>
        </text:list-item>
      </text:list>
      <text:p text:style-name="P21"/>
      <text:p text:style-name="P21"/>
      <text:list xml:id="list194923066110629" text:continue-numbering="true" text:style-name="L1">
        <text:list-item>
          <text:p text:style-name="P20">Els missatges de correu electrònic consten de dues parts, una capçalera que conté informació sobre el missatge i un cos que conté el missatge en sí mateix. Per quins camps està composta la capçalera d’un missatge electrònic?. Explica què és cada camp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4922979559839" text:continue-numbering="true" text:style-name="L1">
        <text:list-item>
          <text:p text:style-name="P26"><text:soft-page-break/><text:span text:style-name="T9">Explica en que consisteixen les següents bústies dels servidors de correu electrònic.</text:span></text:p>
          <text:p text:style-name="P26"><text:span text:style-name="T9"/></text:p>
        </text:list-item>
      </text:list>
      <text:list xml:id="list4159429973" text:style-name="L2">
        <text:list-item>
          <text:p text:style-name="P27"><text:span text:style-name="T9">Mbox:</text:span></text:p>
        </text:list-item>
      </text:list>
      <text:p text:style-name="P28"><text:span text:style-name="T9"/></text:p>
      <text:list xml:id="list194922187323602" text:continue-numbering="true" text:style-name="L2">
        <text:list-item>
          <text:p text:style-name="P27"><text:span text:style-name="T9">Maildir:</text:span></text:p>
        </text:list-item>
      </text:list>
      <text:p text:style-name="P19"/>
      <text:p text:style-name="P19"/>
      <text:list xml:id="list194922450766321" text:continue-list="list194922979559839" text:style-name="L1">
        <text:list-item>
          <text:p text:style-name="P22">Explica amb detall la funció dels següents protocols:</text:p>
          <text:p text:style-name="P22"/>
        </text:list-item>
      </text:list>
      <text:p text:style-name="P23"/>
      <text:list xml:id="list394344254" text:style-name="L3">
        <text:list-item>
          <text:p text:style-name="P24">SMTP</text:p>
        </text:list-item>
        <text:list-item>
          <text:p text:style-name="P24">POP</text:p>
        </text:list-item>
        <text:list-item>
          <text:p text:style-name="P24">IMAP</text:p>
        </text:list-item>
      </text:list>
      <text:p text:style-name="P23"/>
      <text:list xml:id="list194922312347895" text:continue-list="list194922450766321" text:style-name="L1">
        <text:list-item>
          <text:p text:style-name="P22">Explica què és Postfix i Dovecot</text:p>
          <text:p text:style-name="P22"/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5cm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847cm" fo:margin-bottom="0cm" style:contextual-spacing="false" fo:line-height="100%" fo:keep-together="always" fo:text-indent="-0.762cm" style:auto-text-indent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45cm" fo:margin-left="0.053cm" fo:margin-top="0cm" fo:margin-bottom="0cm" table:align="left"/>
    </style:style>
    <style:style style:name="Table2.A" style:family="table-column">
      <style:table-column-properties style:column-width="4.387cm"/>
    </style:style>
    <style:style style:name="Table2.B" style:family="table-column">
      <style:table-column-properties style:column-width="11.114cm"/>
    </style:style>
    <style:style style:name="Table2.C" style:family="table-column">
      <style:table-column-properties style:column-width="2.544cm"/>
    </style:style>
    <style:style style:name="Table2.1" style:family="table-row">
      <style:table-row-properties style:min-row-height="2.593cm"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MP2" style:family="paragraph" style:parent-style-name="Standard">
      <style:paragraph-properties fo:margin-left="0cm" fo:margin-right="0.25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4" style:family="paragraph" style:parent-style-name="Standard">
      <loext:graphic-properties draw:fill="none" draw:fill-color="#ffffff"/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MP5" style:family="paragraph" style:parent-style-name="Standard">
      <style:paragraph-properties fo:margin-left="0cm" fo:margin-right="0.25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size="15pt" style:font-size-asian="15pt" style:font-size-complex="15pt"/>
    </style:style>
    <style:style style:name="MP6" style:family="paragraph" style:parent-style-name="Standard">
      <style:paragraph-properties fo:text-align="center" style:justify-single-word="false"/>
      <style:text-properties fo:font-size="12pt" officeooo:rsid="001f8446" officeooo:paragraph-rsid="001f8446" style:font-size-asian="12pt" style:font-size-complex="12pt"/>
    </style:style>
    <style:style style:name="M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normal" style:font-name-asian="Calibri1" style:font-size-asian="15pt" style:font-style-asian="normal" style:font-weight-asian="normal" style:font-name-complex="Calibri1" style:font-size-complex="15pt"/>
    </style:style>
    <style:style style:name="MT3" style:family="text">
      <style:text-properties fo:font-size="15pt" style:font-size-asian="15pt" style:font-size-complex="15pt"/>
    </style:style>
    <style:style style:name="MT4" style:family="text">
      <style:text-properties officeooo:rsid="00210f86"/>
    </style:style>
    <style:style style:name="MT5" style:family="text">
      <style:text-properties officeooo:rsid="001f8446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1.561cm" fo:margin-right="1.316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0.263cm" svg:y="1.274cm" svg:width="3.889cm" svg:height="1.083cm" draw:z-index="1"><draw:image xlink:href="Pictures/10000000000001800000006B996C1D5450A6ACD9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3"><text:span text:style-name="MT2">CF</text:span><text:span text:style-name="MT3">GM Sistemes microinformàtics i xarxes</text:span></text:p>
              <text:p text:style-name="MP5">M0<text:span text:style-name="MT4">7</text:span>. Se<text:span text:style-name="MT4">rveis de xarxa</text:span></text:p>
            </table:table-cell>
            <table:table-cell table:style-name="Table2.A1" office:value-type="string">
              <text:p text:style-name="MP6">2SMX</text:p>
              <text:p text:style-name="MP7">Curs</text:p>
              <text:p text:style-name="MP7">202<text:span text:style-name="MT5">2</text:span>-202<text:span text:style-name="MT5">3</text:span></text:p>
            </table:table-cell>
          </table:table-row>
        </table:table>
        <text:p text:style-name="MP2"/>
      </style:header>
      <style:footer>
        <text:p text:style-name="MP3"><text:span text:style-name="MT1">Pàgina </text:span><text:page-number text:select-page="current">1</text:page-number><text:span text:style-name="MT1"><text:s/>de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3-03-02T19:49:21.929000000</dc:date>
    <meta:editing-duration>PT22M26S</meta:editing-duration>
    <meta:editing-cycles>6</meta:editing-cycles>
    <meta:document-statistic meta:table-count="2" meta:image-count="1" meta:object-count="0" meta:page-count="2" meta:paragraph-count="26" meta:word-count="217" meta:character-count="1341" meta:non-whitespace-character-count="1165"/>
  </office:meta>
</office:document-meta>
</file>